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de" fo:country="CH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2" style:family="paragraph" style:parent-style-name="Standard" style:list-style-name="">
      <style:paragraph-properties fo:margin-left="0.4917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de" fo:country="CH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3" style:family="paragraph" style:parent-style-name="Standard" style:list-style-name="">
      <style:paragraph-properties fo:margin-left="0.4917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de" fo:country="CH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P4" style:family="paragraph" style:parent-style-name="Standard" style:list-style-name="">
      <style:paragraph-properties fo:margin-left="0.4917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en" fo:country="US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n zu Kapitel 6.5</text:p>
      <text:p text:style-name="P3">Frage 1 – Antwort:</text:p>
      <text:p text:style-name="P2"/>
      <text:p text:style-name="P2"/>
      <text:p text:style-name="P4">Frage 2 – Antwort:</text:p>
      <text:p text:style-name="P2">Projects: Alles was im Build File enthalten ist, ist Teil eines Projekts</text:p>
      <text:p text:style-name="P2">Properties: Sind ähnlich wie Konstanten, werden zentral verwaltet und sind verweise auf Werte im Code</text:p>
      <text:p text:style-name="P2">Targets: Verschiedene Aktionen können in einem Target groupiert werden, um sie geordent auszuführen</text:p>
      <text:p text:style-name="P2">Tasks: Sind Verweise auf Befehle, wie z.B. mkdir</text:p>
      <text:p text:style-name="P2"/>
      <text:p text:style-name="P4">Frage 3 – Antwort:</text:p>
      <text:p text:style-name="P2">nur IDE und make, Favorite ist schwer zu sagen, da ich mich bis jetzt nie damit auseinander gesetzt habe.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8:04:25</meta:creation-date>
    <dc:date>2012-09-13T18:04:48</dc:date>
    <meta:editing-duration>P0D</meta:editing-duration>
    <meta:editing-cycles>1</meta:editing-cycles>
    <meta:document-statistic meta:table-count="0" meta:image-count="0" meta:object-count="0" meta:page-count="1" meta:paragraph-count="9" meta:word-count="83" meta:character-count="501" meta:non-whitespace-character-count="427"/>
    <meta:generator>LibreOffice/3.5$Linux_x86 LibreOffice_project/350m1$Build-2</meta:generator>
  </office:meta>
</office:document-meta>
</file>